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8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a93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string" calcext:value-type="string">
            <text:p>Résultat attendu</text:p>
          </table:table-cell>
          <table:table-cell table:style-name="ce20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4" office:value-type="string" calcext:value-type="string">
            <text:p>Ouvrir sur la page d'accueil du site web dans un navigateur</text:p>
          </table:table-cell>
          <table:table-cell table:style-name="ce14" office:value-type="string" calcext:value-type="string">
            <text:p>Affichage de l'ensemble des produits</text:p>
          </table:table-cell>
          <table:table-cell table:style-name="ce21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élection de la couleur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menu déroulant affichant les couleurs disponibles</text:p>
          </table:table-cell>
          <table:table-cell table:style-name="ce22" office:value-type="string" calcext:value-type="string">
            <text:p>OK pour le menu déroulant mais la possibilité de sélectionner couleur null a corriger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élection de la quantité du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une case dans laquelle l’user peut choisir le nombre d’exemplaire du produit</text:p>
          </table:table-cell>
          <table:table-cell table:style-name="ce22" office:value-type="string" calcext:value-type="string">
            <text:p>OK mais la possibilité d’ajouter 0 au panier reste a corriger</text:p>
          </table:table-cell>
          <table:table-cell table:number-columns-repeated="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ton ajout du produit dans le panier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l’ajout d’un produit stocké dans le local storage et s’affichera sur la page panier de l’user</text:p>
          </table:table-cell>
          <table:table-cell table:style-name="ce23" office:value-type="string" calcext:value-type="string">
            <text:p>OK(suggestion d’un alert«article ajouté au panier »)afin d’informer l’utilisateur</text:p>
          </table:table-cell>
          <table:table-cell table:number-columns-repeated="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a pag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s produit stockés sur le local storage en attente de suppression ou confirmation d’achat par l’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...</text:p>
          </table:table-cell>
          <table:table-cell table:style-name="ce8" office:value-type="string" calcext:value-type="string">
            <text:p>prix total par produit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er le prix total d’un produit en fonction de la quantité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nformations liées au produit sélectionné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affichage de l’ensemble des information concernant le produit sélectionné par us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bouton supprimer produit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Bouton permettant a l’user de pouvoir supprimé du local storage et du panier un produit sélectionné, mettant a jour le prix total du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Prix total du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affichage du prix total et du nombre total de produits dans le pani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8" office:value-type="string" calcext:value-type="string">
            <text:p>Formulair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un formulaire a remplir avec entrée correct</text:p>
          </table:table-cell>
          <table:table-cell table:style-name="ce23" office:value-type="string" calcext:value-type="string">
            <text:p>OK , l’utilisateur doit remplir les champs du formulaire avec des entrées correspondantes aux attentes de celui ci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suppression item sur la zone html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orsque user supprime un article , il disparaît de la page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ajout suppression d’article depuis le panier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’utilisateur peut sélectionner la quantité d’un article depuis le sélecteu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8" office:value-type="string" calcext:value-type="string">
            <text:p>calcul du prix dynamique</text:p>
          </table:table-cell>
          <table:table-cell table:style-name="ce16" office:value-type="string" calcext:value-type="string">
            <text:p>sur la page panier</text:p>
          </table:table-cell>
          <table:table-cell table:style-name="ce16" office:value-type="string" calcext:value-type="string">
            <text:p>le prix change dynamiquement en fonction de la quantité d’articles sélectionnés par l’user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/>
          <table:table-cell table:style-name="ce8" office:value-type="string" calcext:value-type="string">
            <text:p>ID commande</text:p>
          </table:table-cell>
          <table:table-cell table:style-name="ce16" office:value-type="string" calcext:value-type="string">
            <text:p>sur la page confirmation</text:p>
          </table:table-cell>
          <table:table-cell table:style-name="ce16" office:value-type="string" calcext:value-type="string">
            <text:p>le numéro de la commande s’affiche dans la zone html </text:p>
          </table:table-cell>
          <table:table-cell table:style-name="ce23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8" office:value-type="string" calcext:value-type="string">
            <text:p>Sélection du même produit</text:p>
          </table:table-cell>
          <table:table-cell table:style-name="ce16" office:value-type="string" calcext:value-type="string">
            <text:p>sur la page produit</text:p>
          </table:table-cell>
          <table:table-cell table:style-name="ce16" office:value-type="string" calcext:value-type="string">
            <text:p>doit s’afficher sur la page panier sur une seule vignette accompagné du nombre de la quantité correspondante </text:p>
          </table:table-cell>
          <table:table-cell table:style-name="ce22" office:value-type="string" calcext:value-type="string">
            <text:p>La quantité s’update mais plusieurs vignettes ce superposent sur la page panier</text:p>
          </table:table-cell>
          <table:table-cell table:number-columns-repeated="59"/>
        </table:table-row>
        <table:table-row table:style-name="ro5" table:number-rows-repeated="5">
          <table:table-cell table:style-name="ce3"/>
          <table:table-cell table:style-name="ce11"/>
          <table:table-cell table:style-name="ce18" table:number-columns-repeated="2"/>
          <table:table-cell table:style-name="ce25"/>
          <table:table-cell table:number-columns-repeated="59"/>
        </table:table-row>
        <table:table-row table:style-name="ro5">
          <table:table-cell table:style-name="ce4"/>
          <table:table-cell table:style-name="ce12"/>
          <table:table-cell table:style-name="ce19" table:number-columns-repeated="2"/>
          <table:table-cell table:style-name="ce26"/>
          <table:table-cell table:number-columns-repeated="59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6:22:45.927937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4T18:31:09.181947010</dc:date>
    <meta:editing-duration>P4DT1H41M31S</meta:editing-duration>
    <meta:editing-cycles>10</meta:editing-cycles>
    <meta:generator>LibreOffice/6.4.7.2$Linux_X86_64 LibreOffice_project/40$Build-2</meta:generator>
    <meta:document-statistic meta:table-count="1" meta:cell-count="70" meta:object-count="0"/>
  </office:meta>
</office:document-meta>
</file>